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fo:padding="0.71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Snake1" table:style-name="ta1">
        <table:table-column table:style-name="co1" table:default-cell-style-name="ce2"/>
        <table:table-column table:style-name="co1" table:number-columns-repeated="7" table:default-cell-style-name="ce3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style-name="ce1"/>
          <table:table-cell table:number-columns-repeated="2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1111000" calcext:value-type="string">
            <text:p>011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Default"/>
          <table:table-cell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1011110" calcext:value-type="string">
            <text:p>11011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3"/>
          <table:table-cell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111111" calcext:value-type="string">
            <text:p>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 table:number-columns-repeated="2"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1111100" calcext:value-type="string">
            <text:p>1111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number-columns-repeated="3"/>
          <table:table-cell table:style-name="ce1" table:number-columns-repeated="3"/>
          <table:table-cell table:number-columns-repeated="2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0000" calcext:value-type="string">
            <text:p>0111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2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0" calcext:value-type="string">
            <text:p>00111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011100" calcext:value-type="string">
            <text:p>0001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" table:number-columns-repeated="2"/>
          <table:table-cell table:style-name="Default"/>
          <table:table-cell table:number-columns-repeated="5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10001110" calcext:value-type="string">
            <text:p>10001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Default" table:number-columns-repeated="4"/>
          <table:table-cell table:number-columns-repeated="2"/>
          <table:table-cell table:style-name="ce3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10000111" calcext:value-type="string">
            <text:p>10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3"/>
          <table:table-cell table:style-name="Default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1000111" calcext:value-type="string">
            <text:p>1100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1101110" calcext:value-type="string">
            <text:p>11101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11100" calcext:value-type="string">
            <text:p>01111100</text:p>
          </table:table-cell>
        </table:table-row>
      </table:table>
      <table:table table:name="Snake2" table:style-name="ta1">
        <table:table-column table:style-name="co1" table:default-cell-style-name="ce2"/>
        <table:table-column table:style-name="co1" table:number-columns-repeated="7" table:default-cell-style-name="ce3"/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ytes 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style-name="ce1"/>
          <table:table-cell table:number-columns-repeated="2"/>
          <table:table-cell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1111000" calcext:value-type="string">
            <text:p>0111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number-columns-repeated="4"/>
          <table:table-cell table:style-name="Default"/>
          <table:table-cell/>
          <table:table-cell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11011110" calcext:value-type="string">
            <text:p>11011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table:style-name="ce3"/>
          <table:table-cell/>
          <table:table-cell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11111111" calcext:value-type="string">
            <text:p>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style-name="ce1"/>
          <table:table-cell table:style-name="Default"/>
          <table:table-cell/>
          <table:table-cell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11111100" calcext:value-type="string">
            <text:p>11111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3"/>
          <table:table-cell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1110010" calcext:value-type="string">
            <text:p>011100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3"/>
          <table:table-cell table:style-name="ce1"/>
          <table:table-cell table:style-name="Default"/>
          <table:table-cell table:style-name="ce3"/>
          <table:table-cell/>
          <table:table-cell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1001" calcext:value-type="string">
            <text:p>00111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table:number-columns-repeated="2"/>
          <table:table-cell table:style-name="Default"/>
          <table:table-cell table:number-columns-repeated="3"/>
          <table:table-cell table:style-name="ce1"/>
          <table:table-cell table:number-columns-repeated="2"/>
          <table:table-cell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011100" calcext:value-type="string">
            <text:p>00011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/>
          <table:table-cell table:style-name="ce1"/>
          <table:table-cell table:style-name="Default"/>
          <table:table-cell table:number-columns-repeated="5"/>
          <table:table-cell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1001110" calcext:value-type="string">
            <text:p>010011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3"/>
          <table:table-cell table:style-name="Default"/>
          <table:table-cell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1000111" calcext:value-type="string">
            <text:p>0100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3"/>
          <table:table-cell table:style-name="Default"/>
          <table:table-cell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11000111" calcext:value-type="string">
            <text:p>11000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1101110" calcext:value-type="string">
            <text:p>11101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01111100" calcext:value-type="string">
            <text:p>01111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-00-0000</text:date>, <text:time style:data-style-name="N2" text:time-value="12:19:47.7914507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09:09:17.886474231</meta:creation-date>
    <dc:date>2019-05-18T12:26:06.995102299</dc:date>
    <meta:editing-duration>PT45M59S</meta:editing-duration>
    <meta:editing-cycles>9</meta:editing-cycles>
    <meta:generator>LibreOffice/5.2.7.2$Linux_X86_64 LibreOffice_project/20m0$Build-2</meta:generator>
    <meta:document-statistic meta:table-count="2" meta:cell-count="66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'	msgbox color 
	if pm = 2 and (color = "FF0000" or color = "FFCC99") then 
	   color = "1"
    elseif pm = 3 and (color = "FFFF00" or color = "FFCC99") then 
       color = "1" 
	else 
	   color = "0"
	end if 
	GetPM = color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